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ypecore.arities" table:style-name="ta1">
        <table:shapes>
          <draw:frame draw:z-index="0" draw:style-name="gr1" draw:text-style-name="P1" svg:width="15.999cm" svg:height="8.999cm" svg:x="9.105cm" svg:y="0.783cm">
            <draw:object draw:notify-on-update-of-ranges="'typecore.arities'.A1:'typecore.arities'.A1 'typecore.arities'.A2:'typecore.arities'.A14 'typecore.arities'.B1:'typecore.arities'.B1 'typecore.arities'.B2:'typecore.arities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rity</text:p>
          </table:table-cell>
          <table:table-cell office:value-type="string" calcext:value-type="string">
            <text:p>occurrence cou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3" calcext:value-type="float">
            <text:p>1213</text:p>
          </table:table-cell>
          <table:table-cell/>
          <table:table-cell table:formula="of:=[.A2]*[.B2]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[.A3]*[.B3]"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A4]*[.B4]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A5]*[.B5]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6]*[.B6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7]*[.B7]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8]*[.B8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9]*[.B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]*[.B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*[.B1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]*[.B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]*[.B1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]*[.B14]"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ité moyenne</text:p>
          </table:table-cell>
          <table:table-cell table:formula="of:=SUM([.D2:.D14])/SUM([.B2:.B14])" office:value-type="float" office:value="2.06233243967828" calcext:value-type="float">
            <text:p>2,06233243967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9T09:48:31.816566181</dc:date>
    <meta:editing-duration>PT2M41S</meta:editing-duration>
    <meta:editing-cycles>1</meta:editing-cycles>
    <meta:document-statistic meta:table-count="1" meta:cell-count="43" meta:object-count="1"/>
    <meta:generator>LibreOffice/7.5.9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4.201cm" style:legend-expansion="high" chart:style-name="ch2"/>
        <chart:plot-area chart:style-name="ch3" table:cell-range-address="'typecore.arities'.A1:'typecore.arities'.B14" chart:data-source-has-labels="both" svg:x="0.32cm" svg:y="0.18cm" svg:width="11.959cm" svg:height="8.64cm">
          <chart:coordinate-region svg:x="1.312cm" svg:y="0.38cm" svg:width="10.967cm" svg:height="7.793cm"/>
          <chart:axis chart:dimension="x" chart:name="primary-x" chart:style-name="ch4" chartooo:axis-type="auto">
            <chartooo:date-scale/>
            <chart:categories table:cell-range-address="'typecore.arities'.A2:'typecore.arities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ypecore.arities'.B2:'typecore.arities'.B14" chart:label-cell-address="'typecore.arities'.B1:'typecore.arities'.B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currence count</text:p>
                <draw:g>
                  <svg:desc>'typecore.arities'.B1:'typecore.arities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ypecore.arities'.A2:'typecore.arities'.A14</svg:desc>
                </draw:g>
              </table:table-cell>
              <table:table-cell office:value-type="float" office:value="1213">
                <text:p>1213</text:p>
                <draw:g>
                  <svg:desc>'typecore.arities'.B2:'typecore.arities'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